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1000002C40000005CDBF266D08FC2D54A.png" manifest:media-type="image/png"/>
  <manifest:file-entry manifest:full-path="Pictures/1000000100000177000000FABDD3B9EB98FFEA2E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swiss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/>
    <style:font-face style:name="Roboto-Regular1" svg:font-family="Roboto-Regular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09cm"/>
      <style:paragraph-properties style:writing-mode="lr-tb"/>
    </style:style>
    <style:style style:name="gr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21cm"/>
      <style:paragraph-properties style:writing-mode="lr-tb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0.858cm"/>
      <style:paragraph-properties style:writing-mode="lr-tb"/>
    </style:style>
    <style:style style:name="gr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5.9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491cm"/>
      <style:paragraph-properties style:writing-mode="lr-tb"/>
    </style:style>
    <style:style style:name="gr7" style:family="graphic" style:parent-style-name="Обычный_5f_1_5f_1_5f_1_5f_46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8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  <style:paragraph-properties style:writing-mode="lr-tb"/>
    </style:style>
    <style:style style:name="gr11" style:family="graphic" style:parent-style-name="standard">
      <style:graphic-properties draw:stroke="none" draw:fill="none" fo:min-height="1.138cm"/>
      <style:paragraph-properties style:writing-mode="lr-tb"/>
    </style:style>
    <style:style style:name="gr12" style:family="graphic" style:parent-style-name="standard">
      <style:graphic-properties draw:stroke="none" draw:fill="none" fo:min-height="0.739cm"/>
      <style:paragraph-properties style:writing-mode="lr-tb"/>
    </style:style>
    <style:style style:name="gr1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08cm"/>
      <style:paragraph-properties style:writing-mode="lr-tb"/>
    </style:style>
    <style:style style:name="gr14" style:family="graphic" style:parent-style-name="standard">
      <style:graphic-properties draw:stroke="none" draw:fill="none" fo:min-height="0.95cm"/>
      <style:paragraph-properties style:writing-mode="lr-tb"/>
    </style:style>
    <style:style style:name="gr15" style:family="graphic" style:parent-style-name="standard">
      <style:graphic-properties draw:stroke="none" draw:fill="none" fo:min-height="1.62cm"/>
      <style:paragraph-properties style:writing-mode="lr-tb"/>
    </style:style>
    <style:style style:name="gr16" style:family="graphic" style:parent-style-name="Обычный_5f_1_5f_1_5f_1_5f_48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7" style:family="graphic" style:parent-style-name="Объект_20_без_20_заливки_20_и_20_линий_5f_35_5f_2_5f_3">
      <style:graphic-properties draw:textarea-horizontal-align="center" draw:textarea-vertical-align="middle" draw:ole-draw-aspect="1" style:protect="size"/>
    </style:style>
    <style:style style:name="gr18" style:family="graphic" style:parent-style-name="Обычный_5f_1">
      <style:graphic-properties draw:stroke="none" draw:fill="none" fo:min-height="1.138cm"/>
      <style:paragraph-properties style:writing-mode="lr-tb"/>
    </style:style>
    <style:style style:name="gr19" style:family="graphic" style:parent-style-name="Обычный_5f_1">
      <style:graphic-properties draw:stroke="none" draw:fill="none" fo:min-height="0.95cm"/>
      <style:paragraph-properties style:writing-mode="lr-tb"/>
    </style:style>
    <style:style style:name="gr20" style:family="graphic" style:parent-style-name="Обычный_5f_1">
      <style:graphic-properties draw:stroke="none" draw:fill="none" fo:min-height="2.212cm"/>
      <style:paragraph-properties style:writing-mode="lr-tb"/>
    </style:style>
    <style:style style:name="gr2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ычный_5f_1_5f_1_5f_1_5f_48_5f_1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23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24" style:family="graphic" style:parent-style-name="Обычный_5f_1_5f_1_5f_1_5f_49">
      <style:graphic-properties draw:stroke="none" draw:fill="none" fo:min-height="1.138cm"/>
      <style:paragraph-properties style:writing-mode="lr-tb"/>
    </style:style>
    <style:style style:name="gr25" style:family="graphic" style:parent-style-name="Обычный_5f_1_5f_1_5f_1_5f_49">
      <style:graphic-properties draw:stroke="none" draw:fill="none" fo:min-height="0.95cm"/>
      <style:paragraph-properties style:writing-mode="lr-tb"/>
    </style:style>
    <style:style style:name="gr26" style:family="graphic" style:parent-style-name="Обычный_5f_1_5f_1_5f_1_5f_49">
      <style:graphic-properties draw:stroke="none" draw:fill="none" fo:min-height="0.75cm"/>
      <style:paragraph-properties style:writing-mode="lr-tb"/>
    </style:style>
    <style:style style:name="gr27" style:family="graphic" style:parent-style-name="Обычный_5f_1_5f_1_5f_1_5f_49_5f_1">
      <style:graphic-properties draw:stroke="none" draw:fill="none" fo:min-height="5.305cm"/>
      <style:paragraph-properties style:writing-mode="lr-tb"/>
    </style:style>
    <style:style style:name="gr28" style:family="graphic" style:parent-style-name="standard">
      <style:graphic-properties draw:stroke="none" draw:fill="none" fo:min-height="1.161cm"/>
      <style:paragraph-properties style:writing-mode="lr-tb"/>
    </style:style>
    <style:style style:name="gr29" style:family="graphic" style:parent-style-name="Обычный_5f_1_5f_1_5f_1_5f_49_5f_1_5f_1">
      <style:graphic-properties draw:stroke="none" draw:fill="none" fo:min-height="1.475cm"/>
      <style:paragraph-properties style:writing-mode="lr-tb"/>
    </style:style>
    <style:style style:name="gr30" style:family="graphic" style:parent-style-name="standard">
      <style:graphic-properties draw:stroke="none" draw:fill="none" fo:min-height="1.475cm"/>
      <style:paragraph-properties style:writing-mode="lr-tb"/>
    </style:style>
    <style:style style:name="gr31" style:family="graphic" style:parent-style-name="standard">
      <style:graphic-properties draw:stroke="none" draw:fill="none" fo:min-height="1.557cm"/>
      <style:paragraph-properties style:writing-mode="lr-tb"/>
    </style:style>
    <style:style style:name="gr32" style:family="graphic" style:parent-style-name="Обычный_5f_1_5f_1_5f_1_5f_49_5f_1_5f_1">
      <style:graphic-properties draw:stroke="none" draw:fill="none" fo:min-height="0.738cm"/>
      <style:paragraph-properties style:writing-mode="lr-tb"/>
    </style:style>
    <style:style style:name="gr33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6.3cm"/>
      <style:paragraph-properties style:writing-mode="lr-tb"/>
    </style:style>
    <style:style style:name="gr34" style:family="graphic" style:parent-style-name="Обычный_5f_3_5f_4_5f_1_5f_1_5f_1">
      <style:graphic-properties draw:textarea-horizontal-align="justify" draw:textarea-vertical-align="middle" draw:auto-grow-height="false" fo:min-height="1.55cm" fo:min-width="9.993cm"/>
      <style:paragraph-properties style:writing-mode="lr-tb"/>
    </style:style>
    <style:style style:name="gr35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6cm"/>
      <style:paragraph-properties style:writing-mode="lr-tb"/>
    </style:style>
    <style:style style:name="gr36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37" style:family="graphic" style:parent-style-name="Обычный_5f_3_5f_4_5f_1_5f_1_5f_1">
      <style:graphic-properties draw:textarea-horizontal-align="justify" draw:textarea-vertical-align="middle" draw:auto-grow-height="false" fo:min-height="2.15cm" fo:min-width="9.997cm"/>
      <style:paragraph-properties style:writing-mode="lr-tb"/>
    </style:style>
    <style:style style:name="gr38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9" style:family="graphic" style:parent-style-name="Обычный_5f_3_5f_4_5f_1_5f_1_5f_1">
      <style:graphic-properties draw:textarea-horizontal-align="justify" draw:textarea-vertical-align="middle" draw:auto-grow-height="false" fo:min-height="0.75cm" fo:min-width="7.797cm"/>
      <style:paragraph-properties style:writing-mode="lr-tb"/>
    </style:style>
    <style:style style:name="gr40" style:family="graphic" style:parent-style-name="Обычный_5f_3_5f_4_5f_1_5f_1_5f_1">
      <style:graphic-properties draw:textarea-horizontal-align="justify" draw:textarea-vertical-align="middle" draw:auto-grow-height="false" fo:min-height="0.95cm" fo:min-width="8.197cm"/>
      <style:paragraph-properties style:writing-mode="lr-tb"/>
    </style:style>
    <style:style style:name="gr41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244cm"/>
      <style:paragraph-properties style:writing-mode="lr-tb"/>
    </style:style>
    <style:style style:name="gr42" style:family="graphic" style:parent-style-name="Обычный_5f_3_5f_4_5f_1_5f_1_5f_1">
      <style:graphic-properties draw:textarea-horizontal-align="justify" draw:textarea-vertical-align="middle" draw:auto-grow-height="false" fo:min-height="1.75cm" fo:min-width="6.003cm"/>
      <style:paragraph-properties style:writing-mode="lr-tb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Обычный_5f_1_5f_1_5f_1_5f_48_5f_1_5f_1_5f_1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6cm"/>
      <style:paragraph-properties style:writing-mode="lr-tb"/>
    </style:style>
    <style:style style:name="gr4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1.845cm"/>
      <style:paragraph-properties style:writing-mode="lr-tb"/>
    </style:style>
    <style:style style:name="gr4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845cm"/>
      <style:paragraph-properties style:writing-mode="lr-tb"/>
    </style:style>
    <style:style style:name="gr49" style:family="graphic" style:parent-style-name="standard">
      <style:graphic-properties draw:stroke="none" draw:fill="none" fo:min-height="0.884cm"/>
      <style:paragraph-properties style:writing-mode="lr-tb"/>
    </style:style>
    <style:style style:name="gr5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5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938cm"/>
      <style:paragraph-properties style:writing-mode="lr-tb"/>
    </style:style>
    <style:style style:name="gr5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3" style:family="graphic" style:parent-style-name="Обычный_5f_2_5f_2_5f_1">
      <style:graphic-properties draw:stroke="none" draw:fill="none" fo:min-height="8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fill-color="#ffffff" fo:min-height="10.117cm"/>
      <style:paragraph-properties style:writing-mode="lr-tb"/>
    </style:style>
    <style:style style:name="pr4" style:family="presentation" style:parent-style-name="Inspiration-title">
      <style:graphic-properties fo:min-height="1.343cm"/>
      <style:paragraph-properties style:writing-mode="lr-tb"/>
    </style:style>
    <style:style style:name="pr5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>
        <style:tab-stops/>
      </style:paragraph-properties>
    </style:style>
    <style:style style:name="P5" style:family="paragraph">
      <loext:graphic-properties draw:fill-color="#ffffff"/>
      <style:paragraph-properties fo:text-align="start" style:writing-mode="lr-tb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7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8" style:family="paragraph">
      <style:paragraph-properties fo:text-align="center" style:writing-mode="lr-tb"/>
      <style:text-properties fo:font-size="18pt" style:font-size-asian="18pt" style:font-size-complex="18pt"/>
    </style:style>
    <style:style style:name="P19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0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1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3" style:family="paragraph">
      <loext:graphic-properties draw:fill="none"/>
      <style:paragraph-properties style:writing-mode="lr-tb"/>
      <style:text-properties fo:font-weight="bold"/>
    </style:style>
    <style:style style:name="P2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3" style:font-name-asian="DejaVu Sans3" style:font-name-complex="DejaVu Sans3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24pt" fo:font-style="normal" fo:text-shadow="none" style:text-underline-style="none" fo:font-weight="bold" style:letter-kerning="true" style:font-name-asian="DejaVu Sans3" style:font-size-asian="24pt" style:font-style-asian="normal" style:font-weight-asian="bold" style:font-name-complex="DejaVu Sans3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3" fo:font-size="24pt" fo:font-style="normal" fo:text-shadow="none" style:text-underline-style="none" fo:font-weight="bold" style:letter-kerning="true" style:font-name-asian="DejaVu Sans3" style:font-size-asian="24pt" style:font-style-asian="normal" style:font-weight-asian="bold" style:font-name-complex="DejaVu Sans3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DejaVu Sans3" fo:font-size="18pt" fo:font-weight="bold" style:font-name-asian="DejaVu Sans3" style:font-weight-asian="bold" style:font-name-complex="DejaVu Sans3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3" fo:font-size="18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3" fo:font-size="18pt" style:font-name-asian="DejaVu Sans3" style:font-name-complex="DejaVu Sans3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style:letter-kerning="true" style:font-name-asian="DejaVu Sans3" style:font-size-asian="18pt" style:font-style-asian="normal" style:font-name-complex="DejaVu Sans3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style:font-name-asian="DejaVu Sans3" style:font-style-asian="normal" style:font-weight-asian="normal" style:font-name-complex="DejaVu Sans3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3" fo:font-size="18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3" fo:font-size="18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3" fo:font-size="18pt" fo:font-style="normal" fo:text-shadow="none" style:text-underline-style="none" fo:font-weight="bold" style:letter-kerning="true" style:font-name-asian="DejaVu Sans3" style:font-size-asian="18pt" style:font-style-asian="normal" style:font-weight-asian="bold" style:font-name-complex="DejaVu 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position="-33% 58%" style:font-name="DejaVu Sans3" style:font-name-asian="DejaVu Sans3" style:font-name-complex="DejaVu Sans3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bold" style:letter-kerning="true" style:font-name-asian="DejaVu Sans3" style:font-size-asian="18pt" style:font-style-asian="normal" style:font-weight-asian="bold" style:font-name-complex="DejaVu 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DejaVu Sans3" fo:font-weight="bold" style:font-name-asian="DejaVu Sans3" style:font-weight-asian="bold" style:font-name-complex="DejaVu Sans3" style:font-weight-complex="bold"/>
    </style:style>
    <style:style style:name="T27" style:family="text">
      <style:text-properties style:text-position="-33% 58%" style:font-name="DejaVu Sans3" fo:font-weight="bold" style:font-name-asian="DejaVu Sans3" style:font-weight-asian="bold" style:font-name-complex="DejaVu Sans3" style:font-weight-complex="bold"/>
    </style:style>
    <style:style style:name="T28" style:family="text">
      <style:text-properties style:text-position="-33% 58%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style:text-position="33% 58%" style:font-name="DejaVu Sans3" style:font-name-asian="DejaVu Sans3" style:font-name-complex="DejaVu Sans3"/>
    </style:style>
    <style:style style:name="T31" style:family="text">
      <style:text-properties fo:font-size="18pt" fo:font-weight="bold" style:font-size-asian="18pt" style:font-weight-asian="bold" style:font-size-complex="18pt" style:font-weight-complex="bold"/>
    </style:style>
    <style:style style:name="T32" style:family="text">
      <style:text-properties style:text-position="0% 100%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35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6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2" style:font-size-complex="18pt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18pt" fo:font-weight="normal" style:font-size-asian="18pt" style:font-weight-asian="normal" style:font-size-complex="18pt" style:font-weight-complex="normal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size="18pt" fo:font-weight="bold" style:font-weight-asian="bold" style:font-weight-complex="bold"/>
    </style:style>
    <style:style style:name="T43" style:family="text">
      <style:text-properties fo:font-size="18pt"/>
    </style:style>
    <style:style style:name="T44" style:family="text">
      <style:text-properties fo:font-size="18pt" style:text-underline-style="solid" style:text-underline-width="auto" style:text-underline-color="font-color"/>
    </style:style>
    <style:style style:name="T45" style:family="text">
      <style:text-properties fo:font-size="18pt" style:text-underline-style="none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fo:font-weight="bold" style:font-weight-asian="bold" style:font-weight-complex="bold"/>
    </style:style>
    <style:style style:name="T49" style:family="text">
      <style:text-properties style:text-underline-style="none" fo:font-weight="normal" style:font-weight-asian="normal" style:font-weight-complex="normal"/>
    </style:style>
    <style:style style:name="T50" style:family="text">
      <style:text-properties fo:font-size="20pt" style:font-size-asian="20pt" style:font-size-complex="20pt"/>
    </style:style>
    <style:style style:name="T5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52" style:family="text">
      <style:text-properties fo:font-variant="normal" fo:text-transform="none" fo:color="#0e0e0e" loext:opacity="100%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композиции классификаторов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5" draw:layer="layout" svg:width="24.8cm" svg:height="10.117cm" svg:x="1.4cm" svg:y="5.6cm" presentation:class="subtitle" presentation:user-transformed="true">
          <draw:text-box>
            <text:p text:style-name="P2"><text:span text:style-name="T4">методы ML</text:span></text:p>
            <text:p text:style-name="P2"><text:span text:style-name="T5"/></text:p>
            <text:list text:style-name="L1">
              <text:list-item>
                <text:p text:style-name="P3"><text:span text:style-name="T6"><text:s/></text:span><text:span text:style-name="T6">метрические </text:span><text:span text:style-name="T5">- померять расстояния, определить ближайших</text:span></text:p>
              </text:list-item>
              <text:list-item>
                <text:p text:style-name="P3"><text:span text:style-name="T5"><text:s/></text:span><text:span text:style-name="T6">логические</text:span><text:span text:style-name="T5"> - построить правило (комбинацию предикатов)</text:span></text:p>
              </text:list-item>
              <text:list-item>
                <text:p text:style-name="P3"><text:span text:style-name="T5"><text:s/></text:span><text:span text:style-name="T6">линейные</text:span><text:span text:style-name="T5"> - построить разделяющую поверхность</text:span></text:p>
              </text:list-item>
              <text:list-item>
                <text:p text:style-name="P4"><text:span text:style-name="T6"><text:s/></text:span><text:span text:style-name="T6">статистические -</text:span><text:span text:style-name="T5"> восстановить плотность, определить вероятность</text:span></text:p>
              </text:list-item>
              <text:list-item>
                <text:p text:style-name="P4"><text:span text:style-name="T7"><text:s/></text:span><text:span text:style-name="T8">композиции</text:span><text:span text:style-name="T7"> - собрать несколько классификаторов в один</text:span></text:p>
              </text:list-item>
            </text:list>
          </draw:text-box>
        </draw:frame>
        <draw:frame presentation:style-name="pr4" draw:text-style-name="P6" draw:layer="layout" svg:width="24.6cm" svg:height="1.343cm" svg:x="0.8cm" svg:y="1.858cm" presentation:class="title" presentation:user-transformed="true">
          <draw:text-box>
            <text:p><text:span text:style-name="T9">композиции классификато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" draw:text-style-name="P8" draw:layer="layout" svg:width="17.4cm" svg:height="10.859cm" svg:x="3cm" svg:y="4.2cm">
          <draw:text-box>
            <text:p>X - объекты <text:s text:c="12"/>y - метки</text:p>
            <text:p/>
            <text:p>a(x)=C(b(x)) - классификатор</text:p>
            <text:p/>
            <text:p>b : X <text:span text:style-name="T10">→ </text:span>R - базовый алгоритм</text:p>
            <text:p><text:span text:style-name="T11">C : R</text:span> <text:span text:style-name="T10">→ y - решающее правило</text:span></text:p>
            <text:p><text:span text:style-name="T10"/></text:p>
            <text:p><text:span text:style-name="T10">R - множество оценок (существенно шире чем y)</text:span></text:p>
            <text:p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3" draw:text-style-name="P9" draw:layer="layout" svg:width="23cm" svg:height="5.771cm" svg:x="1.6cm" svg:y="3.629cm">
          <draw:text-box>
            <text:p><text:span text:style-name="T12">примеры оценок и </text:span><text:span text:style-name="T13">решающих правил</text:span></text:p>
            <text:p><text:span text:style-name="T14"/></text:p>
            <text:p><text:span text:style-name="T15">a(x) = sign(b(x)) <text:s text:c="2"/>- <text:s/></text:span><text:span text:style-name="T14">классификация на 2 класса</text:span></text:p>
            <text:p><text:span text:style-name="T15"/></text:p>
            <text:p><text:span text:style-name="T15"><text:s text:c="4"/></text:span><text:span text:style-name="T15">y={-1,1} <text:s/>- метки </text:span></text:p>
            <text:p><text:span text:style-name="T15"><text:s text:c="6"/></text:span><text:span text:style-name="T15">b : X → ℝ <text:s text:c="2"/>- <text:s/>базовый алгоритм</text:span></text:p>
            <text:p><text:span text:style-name="T15">C(b) = sign(b) - </text:span><text:span text:style-name="T16">решающее правил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4" draw:text-style-name="P9" draw:layer="layout" svg:width="23cm" svg:height="11.17cm" svg:x="1.6cm" svg:y="3.629cm">
          <draw:text-box>
            <text:p><text:span text:style-name="T12">примеры оценок и </text:span><text:span text:style-name="T13">решающих правил</text:span></text:p>
            <text:p><text:span text:style-name="T14"/></text:p>
            <text:p><text:span text:style-name="T15">a(x) = sign(b(x)) <text:s text:c="2"/>- <text:s/></text:span><text:span text:style-name="T14">классификация на 2 класса</text:span></text:p>
            <text:p><text:span text:style-name="T15"/></text:p>
            <text:p><text:span text:style-name="T15"><text:s text:c="4"/></text:span><text:span text:style-name="T15">y={-1,1} <text:s/>- метки </text:span></text:p>
            <text:p><text:span text:style-name="T15"><text:s text:c="6"/></text:span><text:span text:style-name="T15">b : X → ℝ <text:s text:c="2"/>- <text:s/>базовый алгоритм</text:span></text:p>
            <text:p><text:span text:style-name="T15">C(b) = sign(b) - </text:span><text:span text:style-name="T16">решающее правило</text:span></text:p>
            <text:p><text:span text:style-name="T17"/></text:p>
            <text:p><text:span text:style-name="T18">a(x)=argmax </text:span><text:span text:style-name="T19">b</text:span><text:span text:style-name="T20">t</text:span><text:span text:style-name="T15">(x) - </text:span><text:span text:style-name="T14">классификация на m классов</text:span></text:p>
            <text:p><text:span text:style-name="T15"/></text:p>
            <text:p><text:span text:style-name="T15">y={1,..,m} - метки <text:s/></text:span></text:p>
            <text:p><text:span text:style-name="T15">R=ℝ</text:span><text:span text:style-name="T21">m</text:span><text:span text:style-name="T16"> - оценки</text:span></text:p>
            <text:p><text:span text:style-name="T16">b : X → ℝ</text:span><text:span text:style-name="T21">m</text:span><text:span text:style-name="T16"> <text:s text:c="2"/>- <text:s/>базовый алгоритм</text:span></text:p>
            <text:p><text:span text:style-name="T16">C(b</text:span><text:span text:style-name="T20">1</text:span><text:span text:style-name="T16">,...b</text:span><text:span text:style-name="T20">m</text:span><text:span text:style-name="T16">)=argmax b</text:span><text:span text:style-name="T20">t</text:span><text:span text:style-name="T16"> - оцен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5" draw:text-style-name="P9" draw:layer="layout" svg:width="23cm" svg:height="16.171cm" svg:x="1.6cm" svg:y="3.629cm">
          <draw:text-box>
            <text:p><text:span text:style-name="T12">примеры оценок и </text:span><text:span text:style-name="T13">решающих правил</text:span></text:p>
            <text:p><text:span text:style-name="T14"/></text:p>
            <text:p><text:span text:style-name="T15">a(x) = sign(b(x)) <text:s text:c="2"/>- <text:s/></text:span><text:span text:style-name="T14">классификация на 2 класса</text:span></text:p>
            <text:p><text:span text:style-name="T15"/></text:p>
            <text:p><text:span text:style-name="T15"><text:s text:c="4"/></text:span><text:span text:style-name="T15">y={-1,1} <text:s/>- метки </text:span></text:p>
            <text:p><text:span text:style-name="T15"><text:s text:c="6"/></text:span><text:span text:style-name="T15">b : X → ℝ <text:s text:c="2"/>- <text:s/>базовый алгоритм</text:span></text:p>
            <text:p><text:span text:style-name="T15">C(b) = sign(b) - </text:span><text:span text:style-name="T16">решающее правило</text:span></text:p>
            <text:p><text:span text:style-name="T17"/></text:p>
            <text:p><text:span text:style-name="T18">a(x)=argmax </text:span><text:span text:style-name="T19">b</text:span><text:span text:style-name="T20">t</text:span><text:span text:style-name="T15">(x) - </text:span><text:span text:style-name="T14">классификация на m классов</text:span></text:p>
            <text:p><text:span text:style-name="T15"/></text:p>
            <text:p><text:span text:style-name="T15">y={1,..,m} - метки <text:s/></text:span></text:p>
            <text:p><text:span text:style-name="T15">R=ℝ</text:span><text:span text:style-name="T21">m</text:span><text:span text:style-name="T16"> - оценки</text:span></text:p>
            <text:p><text:span text:style-name="T16">b : X → ℝ</text:span><text:span text:style-name="T21">m</text:span><text:span text:style-name="T16"> <text:s text:c="2"/>- <text:s/>базовый алгоритм</text:span></text:p>
            <text:p><text:span text:style-name="T16">C(b</text:span><text:span text:style-name="T20">1</text:span><text:span text:style-name="T16">,...b</text:span><text:span text:style-name="T20">m</text:span><text:span text:style-name="T16">)=argmax b</text:span><text:span text:style-name="T20">t</text:span><text:span text:style-name="T16"> - оценки</text:span></text:p>
            <text:p><text:span text:style-name="T16"/></text:p>
            <text:p><text:span text:style-name="T16">a(x)=b(x) - </text:span><text:span text:style-name="T22">регрессия</text:span><text:span text:style-name="T16"> </text:span></text:p>
            <text:p><text:span text:style-name="T16"/></text:p>
            <text:p><text:span text:style-name="T16"><text:s text:c="4"/></text:span><text:span text:style-name="T16">y=R=ℝ - метки / оценки</text:span></text:p>
            <text:p><text:span text:style-name="T16">b : X → ℝ <text:s/>- <text:s/>базовый алгоритм</text:span></text:p>
            <text:p><text:span text:style-name="T16"><text:s text:c="4"/></text:span><text:span text:style-name="T16">C(b)=b - <text:s/>решающее правило (вырожде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" draw:text-style-name="P8" draw:layer="layout" svg:width="17.4cm" svg:height="10.859cm" svg:x="3cm" svg:y="4.2cm">
          <draw:text-box>
            <text:p><text:span text:style-name="T23">Идея:</text:span> из нескольких «плохих» классификаторов <text:s text:c="19"/>собрать один «хороший»</text:p>
            <text:p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6" draw:text-style-name="P8" draw:layer="layout" svg:width="17.4cm" svg:height="11.741cm" svg:x="3cm" svg:y="4.2cm">
          <draw:text-box>
            <text:p><text:span text:style-name="T23">Идея:</text:span> из нескольких «плохих» классификаторов <text:s text:c="19"/>собрать один «хороший»</text:p>
            <text:p/>
            <text:p/>
            <text:p>X - объекты <text:s text:c="12"/>y - метки</text:p>
            <text:p/>
            <text:p><text:span text:style-name="T11">b</text:span><text:span text:style-name="T24">t </text:span>: X <text:span text:style-name="T10">→ </text:span>R - базовый алгоритм</text:p>
            <text:p><text:span text:style-name="T11">C : R</text:span> <text:span text:style-name="T10">→ y - решающее правило</text:span></text:p>
            <text:p><text:span text:style-name="T10">R - множество оценок</text:span></text:p>
            <text:p><text:span text:style-name="T10"/></text:p>
            <text:p><text:span text:style-name="T25">композиция базовых алгоритмов </text:span><text:span text:style-name="T26">b</text:span><text:span text:style-name="T27">t</text:span><text:span text:style-name="T26">(x)</text:span></text:p>
            <text:p><text:span text:style-name="T15"/></text:p>
            <text:p><text:span text:style-name="T15">a(x) = C( F( b</text:span><text:span text:style-name="T20">1</text:span><text:span text:style-name="T15">(x),...,</text:span><text:span text:style-name="T10">b</text:span><text:span text:style-name="T24">T</text:span><text:span text:style-name="T10">(x) ) )</text:span></text:p>
            <text:p><text:span text:style-name="T10"/></text:p>
            <text:p><text:span text:style-name="T15">F : R</text:span><text:span text:style-name="T21">T</text:span><text:span text:style-name="T15"> </text:span><text:span text:style-name="T10">→ R - корректирующая опер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7" draw:text-style-name="P10" draw:layer="layout" svg:width="19.8cm" svg:height="1.2cm" svg:x="2.2cm" svg:y="7cm">
          <draw:text-box>
            <text:p><text:span text:style-name="T25">примеры корректирующих операций</text:span></text:p>
          </draw:text-box>
        </draw:frame>
        <draw:frame draw:style-name="gr8" draw:text-style-name="P11" draw:layer="layout" svg:width="10.736cm" svg:height="2.29cm" svg:x="5.464cm" svg:y="9.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8" draw:layer="layout" svg:width="8.4cm" svg:height="0.988cm" svg:x="18cm" svg:y="9.812cm">
          <draw:text-box>
            <text:p>простое голосование </text:p>
          </draw:text-box>
        </draw:frame>
        <draw:frame draw:style-name="gr8" draw:text-style-name="P11" draw:layer="layout" svg:width="9.776cm" svg:height="1.424cm" svg:x="1.024cm" svg:y="4.77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0" draw:text-style-name="P8" draw:layer="layout" svg:width="13.6cm" svg:height="1.133cm" svg:x="11cm" svg:y="4.933cm">
          <draw:text-box>
            <text:p>композиция из классификаторов b<text:span text:style-name="T28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7" draw:text-style-name="P10" draw:layer="layout" svg:width="19.8cm" svg:height="1.2cm" svg:x="2.2cm" svg:y="7cm">
          <draw:text-box>
            <text:p><text:span text:style-name="T25">примеры корректирующих операций</text:span></text:p>
          </draw:text-box>
        </draw:frame>
        <draw:frame draw:style-name="gr8" draw:text-style-name="P11" draw:layer="layout" svg:width="10.736cm" svg:height="2.29cm" svg:x="5.464cm" svg:y="9.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8" draw:text-style-name="P11" draw:layer="layout" svg:width="13.228cm" svg:height="2.29cm" svg:x="3.2cm" svg:y="12.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8" draw:layer="layout" svg:width="8.4cm" svg:height="0.988cm" svg:x="18cm" svg:y="9.812cm">
          <draw:text-box>
            <text:p>простое голосование </text:p>
          </draw:text-box>
        </draw:frame>
        <draw:frame draw:style-name="gr11" draw:text-style-name="P12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8" draw:text-style-name="P11" draw:layer="layout" svg:width="9.776cm" svg:height="1.424cm" svg:x="1.024cm" svg:y="4.77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0" draw:text-style-name="P8" draw:layer="layout" svg:width="13.6cm" svg:height="1.133cm" svg:x="11cm" svg:y="4.933cm">
          <draw:text-box>
            <text:p>композиция из классификаторов b<text:span text:style-name="T28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7" draw:text-style-name="P10" draw:layer="layout" svg:width="19.8cm" svg:height="1.2cm" svg:x="2.2cm" svg:y="7cm">
          <draw:text-box>
            <text:p><text:span text:style-name="T25">примеры корректирующих операций</text:span></text:p>
          </draw:text-box>
        </draw:frame>
        <draw:frame draw:style-name="gr8" draw:text-style-name="P11" draw:layer="layout" svg:width="10.736cm" svg:height="2.29cm" svg:x="5.464cm" svg:y="9.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8" draw:text-style-name="P11" draw:layer="layout" svg:width="13.228cm" svg:height="2.29cm" svg:x="3.2cm" svg:y="12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8" draw:text-style-name="P11" draw:layer="layout" svg:width="15.57cm" svg:height="2.29cm" svg:x="1cm" svg:y="16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9" draw:text-style-name="P8" draw:layer="layout" svg:width="8.4cm" svg:height="0.988cm" svg:x="18cm" svg:y="9.812cm">
          <draw:text-box>
            <text:p>простое голосование </text:p>
          </draw:text-box>
        </draw:frame>
        <draw:frame draw:style-name="gr11" draw:text-style-name="P12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12" draw:text-style-name="P12" draw:layer="layout" svg:width="6.784cm" svg:height="0.989cm" svg:x="18cm" svg:y="16.8cm">
          <draw:text-box>
            <text:p>смесь алгоритмов </text:p>
          </draw:text-box>
        </draw:frame>
        <draw:frame draw:style-name="gr8" draw:text-style-name="P11" draw:layer="layout" svg:width="9.776cm" svg:height="1.424cm" svg:x="1.024cm" svg:y="4.77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0" draw:text-style-name="P8" draw:layer="layout" svg:width="13.6cm" svg:height="1.133cm" svg:x="11cm" svg:y="4.933cm">
          <draw:text-box>
            <text:p>композиция из классификаторов b<text:span text:style-name="T28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13" draw:text-style-name="P8" draw:layer="layout" svg:width="17.4cm" svg:height="4.33cm" svg:x="3.8cm" svg:y="3.919cm">
          <draw:text-box>
            <text:p><text:span text:style-name="T29">бустинг</text:span></text:p>
            <text:p/>
            <text:p>X <text:span text:style-name="T10">⊂ ℝ</text:span><text:span text:style-name="T30">n</text:span><text:span text:style-name="T10"> </text:span>- объекты <text:s text:c="2"/>; <text:s text:c="2"/>y={-1;+1} - метки</text:p>
            <text:p/>
            <text:p><text:span text:style-name="T15">b</text:span><text:span text:style-name="T20">t</text:span><text:span text:style-name="T15">(x)</text:span><text:span text:style-name="T11">: X </text:span><text:s/><text:span text:style-name="T10">→ {-1, 0, +1} <text:s/>классификатор с отказами</text:span></text:p>
          </draw:text-box>
        </draw:frame>
        <draw:frame draw:style-name="gr8" draw:text-style-name="P11" draw:layer="layout" svg:width="8.505cm" svg:height="2.525cm" svg:x="0.8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2" draw:layer="layout" svg:width="10.6cm" svg:height="1.388cm" svg:x="0.8cm" svg:y="8.6cm">
          <draw:text-box>
            <text:p>взвешенное голосование</text:p>
          </draw:text-box>
        </draw:frame>
        <draw:frame draw:style-name="gr8" draw:text-style-name="P11" draw:layer="layout" svg:width="10.18cm" svg:height="2.785cm" svg:x="12.82cm" svg:y="9.8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12" draw:layer="layout" svg:width="15.2cm" svg:height="1.2cm" svg:x="11.4cm" svg:y="8.8cm">
          <draw:text-box>
            <text:p>функционал качества - количество ошибок</text:p>
          </draw:text-box>
        </draw:frame>
        <draw:frame draw:style-name="gr15" draw:text-style-name="P12" draw:layer="layout" svg:width="23.4cm" svg:height="1.87cm" svg:x="2.8cm" svg:y="14.785cm">
          <draw:text-box>
            <text:p><text:span text:style-name="T11">последовательно добавляем компоненты a</text:span><text:span text:style-name="T28">t</text:span>b<text:span text:style-name="T28">t</text:span>(x)</text:p>
            <text:p><text:span text:style-name="T11">при этом фиксируем параметры предыдущих компонен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16" draw:text-style-name="P8" draw:layer="layout" svg:width="6.6cm" svg:height="1.237cm" svg:x="0.8cm" svg:y="3.919cm">
          <draw:text-box>
            <text:p><text:span text:style-name="T29">AdaBoost</text:span></text:p>
          </draw:text-box>
        </draw:frame>
        <draw:frame draw:style-name="gr17" draw:text-style-name="P11" draw:layer="layout" svg:width="8.495cm" svg:height="2.525cm" svg:x="1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8" draw:text-style-name="P12" draw:layer="layout" svg:width="10.6cm" svg:height="1.388cm" svg:x="1cm" svg:y="5.6cm">
          <draw:text-box>
            <text:p>взвешенное голосование</text:p>
          </draw:text-box>
        </draw:frame>
        <draw:frame draw:style-name="gr17" draw:text-style-name="P11" draw:layer="layout" svg:width="10.18cm" svg:height="2.785cm" svg:x="13.02cm" svg:y="6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" draw:text-style-name="P12" draw:layer="layout" svg:width="15.2cm" svg:height="1.2cm" svg:x="11.6cm" svg:y="5.8cm">
          <draw:text-box>
            <text:p>функционал качества - количество ошибок</text:p>
          </draw:text-box>
        </draw:frame>
        <draw:frame draw:style-name="gr20" draw:text-style-name="P12" draw:layer="layout" svg:width="15.8cm" svg:height="2.462cm" svg:x="1.2cm" svg:y="10.8cm">
          <draw:text-box>
            <text:p>функционал качества - пороговая функция</text:p>
            <text:p>оптимизировать не удобно</text:p>
            <text:p>заменим его на гладкую аппроксимацию </text:p>
          </draw:text-box>
        </draw:frame>
        <draw:frame draw:style-name="gr17" draw:text-style-name="P11" draw:layer="layout" svg:width="12.799cm" svg:height="2.785cm" svg:x="1.401cm" svg:y="14.8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1" draw:text-style-name="P13" draw:layer="layout" svg:width="9.921cm" svg:height="6.614cm" svg:x="16.6cm" svg:y="11.4cm">
          <draw:image xlink:href="Pictures/1000000100000177000000FABDD3B9EB98FFEA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2" draw:text-style-name="P8" draw:layer="layout" svg:width="12.2cm" svg:height="1.237cm" svg:x="0.8cm" svg:y="3.919cm">
          <draw:text-box>
            <text:p><text:span text:style-name="T29">AdaBoost <text:s text:c="2"/>обучение</text:span></text:p>
          </draw:text-box>
        </draw:frame>
        <draw:frame draw:style-name="gr23" draw:text-style-name="P11" draw:layer="layout" svg:width="8.49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4" draw:text-style-name="P12" draw:layer="layout" svg:width="10.6cm" svg:height="1.388cm" svg:x="1cm" svg:y="5.6cm">
          <draw:text-box>
            <text:p>взвешенное голосование</text:p>
          </draw:text-box>
        </draw:frame>
        <draw:frame draw:style-name="gr25" draw:text-style-name="P12" draw:layer="layout" svg:width="15.2cm" svg:height="1.2cm" svg:x="11.6cm" svg:y="5.8cm">
          <draw:text-box>
            <text:p>функционал качества </text:p>
          </draw:text-box>
        </draw:frame>
        <draw:frame draw:style-name="gr26" draw:text-style-name="P14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23" draw:text-style-name="P11" draw:layer="layout" svg:width="11.105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2" draw:text-style-name="P8" draw:layer="layout" svg:width="12.2cm" svg:height="1.237cm" svg:x="0.8cm" svg:y="3.919cm">
          <draw:text-box>
            <text:p><text:span text:style-name="T29">AdaBoost <text:s text:c="2"/>обучение</text:span></text:p>
          </draw:text-box>
        </draw:frame>
        <draw:frame draw:style-name="gr23" draw:text-style-name="P11" draw:layer="layout" svg:width="8.505cm" svg:height="2.525cm" svg:x="1cm" svg:y="6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12" draw:layer="layout" svg:width="10.6cm" svg:height="1.388cm" svg:x="1cm" svg:y="5.6cm">
          <draw:text-box>
            <text:p>взвешенное голосование</text:p>
          </draw:text-box>
        </draw:frame>
        <draw:frame draw:style-name="gr25" draw:text-style-name="P12" draw:layer="layout" svg:width="15.2cm" svg:height="1.2cm" svg:x="11.6cm" svg:y="5.8cm">
          <draw:text-box>
            <text:p>функционал качества </text:p>
          </draw:text-box>
        </draw:frame>
        <draw:frame draw:style-name="gr26" draw:text-style-name="P14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23" draw:text-style-name="P11" draw:layer="layout" svg:width="11.112cm" svg:height="2.785cm" svg:x="12.8cm" svg:y="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3" draw:text-style-name="P11" draw:layer="layout" svg:width="10.302cm" svg:height="1.727cm" svg:x="1.8cm" svg:y="14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3" draw:text-style-name="P11" draw:layer="layout" svg:width="9.66cm" svg:height="1.727cm" svg:x="1.74cm" svg:y="17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6" draw:text-style-name="P12" draw:layer="layout" svg:width="24.8cm" svg:height="1cm" svg:x="0.8cm" svg:y="12.8cm">
          <draw:text-box>
            <text:p>сумма весов w примеров x, классифицированных b с ошибкой </text:p>
          </draw:text-box>
        </draw:frame>
        <draw:frame draw:style-name="gr26" draw:text-style-name="P12" draw:layer="layout" svg:width="24.8cm" svg:height="1cm" svg:x="0.8cm" svg:y="16.2cm">
          <draw:text-box>
            <text:p>сумма весов w примеров x, классифицированных b верно 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7" draw:text-style-name="P12" draw:layer="layout" svg:width="25.2cm" svg:height="5.555cm" svg:x="1.8cm" svg:y="10.6cm">
          <draw:text-box>
            <text:p><text:span text:style-name="T31">Tеорема Freund, Schapire (1996)</text:span></text:p>
            <text:p/>
            <text:p><text:span text:style-name="T11">пусть для вектора весов </text:span>примеров W существует классификатор b,</text:p>
            <text:p>который классифицирует выборку X лучше чем наугад (P&gt;N)</text:p>
            <text:p>тогда минимум функционала Q<text:span text:style-name="T28">T </text:span><text:span text:style-name="T32">достигается при</text:span></text:p>
            <text:p><text:span text:style-name="T32">следующих параметрах.</text:span></text:p>
          </draw:text-box>
        </draw:frame>
        <draw:frame draw:style-name="gr23" draw:text-style-name="P11" draw:layer="layout" svg:width="7.215cm" svg:height="2.525cm" svg:x="2.385cm" svg:y="16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3" draw:text-style-name="P11" draw:layer="layout" svg:width="12.134cm" svg:height="1.595cm" svg:x="11.4cm" svg:y="16.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2" draw:text-style-name="P8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draw:frame draw:style-name="gr28" draw:text-style-name="P15" draw:layer="layout" svg:width="25.4cm" svg:height="1.411cm" svg:x="0.6cm" svg:y="18.6cm">
          <draw:text-box>
            <text:p><text:span text:style-name="T33">Yoav Freund, Robert E. Schapire. A decision-theoretic generalization of on-line learning and an application to boosting // Second European Conference on Computational Learning Theory. – 1995.</text:span></text:p>
          </draw:text-box>
        </draw:frame>
        <draw:frame draw:style-name="gr23" draw:text-style-name="P11" draw:layer="layout" svg:width="10.302cm" svg:height="1.727cm" svg:x="1.4cm" svg:y="5.67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3" draw:text-style-name="P11" draw:layer="layout" svg:width="9.66cm" svg:height="1.727cm" svg:x="1.4cm" svg:y="8.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6" draw:text-style-name="P12" draw:layer="layout" svg:width="24.8cm" svg:height="1cm" svg:x="0.8cm" svg:y="4.8cm">
          <draw:text-box>
            <text:p>сумма весов w примеров x, классифицированных b с ошибкой </text:p>
          </draw:text-box>
        </draw:frame>
        <draw:frame draw:style-name="gr26" draw:text-style-name="P12" draw:layer="layout" svg:width="24.8cm" svg:height="1cm" svg:x="0.8cm" svg:y="7.2cm">
          <draw:text-box>
            <text:p>сумма весов w примеров x, классифицированных b верно </text:p>
          </draw:text-box>
        </draw:frame>
        <draw:frame draw:style-name="gr23" draw:text-style-name="P11" draw:layer="layout" svg:width="11.112cm" svg:height="2.785cm" svg:x="15.888cm" svg:y="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5" draw:text-style-name="P12" draw:layer="layout" svg:width="15.2cm" svg:height="1.2cm" svg:x="19cm" svg:y="8cm">
          <draw:text-box>
            <text:p>функционал качества 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9" draw:text-style-name="P12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23" draw:text-style-name="P11" draw:layer="layout" svg:width="2.299cm" svg:height="1.988cm" svg:x="1.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0" draw:text-style-name="P12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22" draw:text-style-name="P8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9" draw:text-style-name="P12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23" draw:text-style-name="P11" draw:layer="layout" svg:width="2.299cm" svg:height="1.988cm" svg:x="1.2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0" draw:text-style-name="P12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23" draw:text-style-name="P11" draw:layer="layout" svg:width="7.051cm" svg:height="2.525cm" svg:x="1.237cm" svg:y="12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1" draw:text-style-name="P12" draw:layer="layout" svg:width="8.2cm" svg:height="1.807cm" svg:x="1cm" svg:y="10.793cm">
          <draw:text-box>
            <text:p><text:span text:style-name="T35">вес классификатора </text:span></text:p>
            <text:p><text:span text:style-name="T34">в композиции</text:span></text:p>
          </draw:text-box>
        </draw:frame>
        <draw:frame draw:style-name="gr22" draw:text-style-name="P8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9" draw:text-style-name="P12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23" draw:text-style-name="P11" draw:layer="layout" svg:width="2.299cm" svg:height="1.988cm" svg:x="1.2cm" svg:y="5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3" draw:text-style-name="P11" draw:layer="layout" svg:width="9.296cm" svg:height="1.207cm" svg:x="14.6cm" svg:y="11.48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0" draw:text-style-name="P12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23" draw:text-style-name="P11" draw:layer="layout" svg:width="7.051cm" svg:height="2.525cm" svg:x="1.237cm" svg:y="12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0" draw:text-style-name="P12" draw:layer="layout" svg:width="8.4cm" svg:height="1.725cm" svg:x="1cm" svg:y="10.793cm">
          <draw:text-box>
            <text:p><text:span text:style-name="T35">вес классификатора </text:span></text:p>
            <text:p><text:span text:style-name="T34">в композиции</text:span></text:p>
          </draw:text-box>
        </draw:frame>
        <draw:frame draw:style-name="gr15" draw:text-style-name="P12" draw:layer="layout" svg:width="12.549cm" svg:height="1.87cm" svg:x="14.451cm" svg:y="9.563cm">
          <draw:text-box>
            <text:p><text:span text:style-name="T35">изменение весов примеров</text:span></text:p>
            <text:p><text:span text:style-name="T34">при добавлении классификатора b</text:span><text:span text:style-name="T36">t</text:span></text:p>
          </draw:text-box>
        </draw:frame>
        <draw:frame draw:style-name="gr23" draw:text-style-name="P11" draw:layer="layout" svg:width="4.077cm" svg:height="2.912cm" svg:x="14.704cm" svg:y="12.88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0" draw:text-style-name="P12" draw:layer="layout" svg:width="6.8cm" svg:height="1.725cm" svg:x="19.4cm" svg:y="13.488cm">
          <draw:text-box>
            <text:p><text:span text:style-name="T34">нормируем веса </text:span></text:p>
            <text:p><text:span text:style-name="T34">после коррекции</text:span></text:p>
          </draw:text-box>
        </draw:frame>
        <draw:frame draw:style-name="gr22" draw:text-style-name="P8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draw:frame draw:style-name="gr23" draw:text-style-name="P11" draw:layer="layout" svg:width="13.583cm" svg:height="2.905cm" svg:x="13.417cm" svg:y="15.89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9" draw:text-style-name="P12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23" draw:text-style-name="P11" draw:layer="layout" svg:width="2.299cm" svg:height="1.988cm" svg:x="1.2cm" svg:y="5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3" draw:text-style-name="P11" draw:layer="layout" svg:width="9.296cm" svg:height="1.207cm" svg:x="14.6cm" svg:y="11.4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0" draw:text-style-name="P12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23" draw:text-style-name="P11" draw:layer="layout" svg:width="7.051cm" svg:height="2.525cm" svg:x="1.237cm" svg:y="12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0" draw:text-style-name="P12" draw:layer="layout" svg:width="8.4cm" svg:height="1.725cm" svg:x="1cm" svg:y="10.793cm">
          <draw:text-box>
            <text:p><text:span text:style-name="T35">вес классификатора </text:span></text:p>
            <text:p><text:span text:style-name="T34">в композиции</text:span></text:p>
          </draw:text-box>
        </draw:frame>
        <draw:frame draw:style-name="gr15" draw:text-style-name="P12" draw:layer="layout" svg:width="12.549cm" svg:height="1.87cm" svg:x="14.451cm" svg:y="9.563cm">
          <draw:text-box>
            <text:p><text:span text:style-name="T35">изменение весов примеров</text:span></text:p>
            <text:p><text:span text:style-name="T34">при добавлении классификатора b</text:span><text:span text:style-name="T36">t</text:span></text:p>
          </draw:text-box>
        </draw:frame>
        <draw:frame draw:style-name="gr23" draw:text-style-name="P11" draw:layer="layout" svg:width="4.077cm" svg:height="2.912cm" svg:x="14.704cm" svg:y="12.88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0" draw:text-style-name="P12" draw:layer="layout" svg:width="6.8cm" svg:height="1.725cm" svg:x="19.4cm" svg:y="13.488cm">
          <draw:text-box>
            <text:p><text:span text:style-name="T34">нормируем веса </text:span></text:p>
            <text:p><text:span text:style-name="T34">после коррекции</text:span></text:p>
          </draw:text-box>
        </draw:frame>
        <draw:frame draw:style-name="gr22" draw:text-style-name="P8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draw:frame draw:style-name="gr23" draw:text-style-name="P11" draw:layer="layout" svg:width="13.583cm" svg:height="2.905cm" svg:x="13.2cm" svg:y="15.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2" draw:text-style-name="P14" draw:layer="layout" svg:width="18.2cm" svg:height="0.988cm" svg:x="1cm" svg:y="19.012cm">
          <draw:text-box>
            <text:p><text:span text:style-name="T35">«трудные» примеры получают больший вес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custom-shape draw:style-name="gr33" draw:text-style-name="P17" xml:id="id1" draw:id="id1" draw:layer="layout" svg:width="6.8cm" svg:height="1.8cm" svg:x="0.8cm" svg:y="3.8cm">
          <text:p text:style-name="P16"><text:span text:style-name="T11">инициализировать </text:span></text:p>
          <text:p text:style-name="P16"><text:span text:style-name="T11">веса примеров </text:span><text:span text:style-name="T37">w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xml:id="id2" draw:id="id2" draw:layer="layout" svg:width="10.493cm" svg:height="1.8cm" svg:x="8.4cm" svg:y="5.4cm">
          <text:p text:style-name="P18"><text:span text:style-name="T38">обучаем классификатор b(x)</text:span></text:p>
          <text:p text:style-name="P18"><text:span text:style-name="T38">на взвешенных примерах</text:span></text:p>
          <draw:enhanced-geometry svg:viewBox="0 0 21600 21600" draw:type="rectangle" draw:enhanced-path="M 0 0 L 21600 0 21600 21600 0 21600 0 0 Z N"/>
        </draw:custom-shape>
        <draw:custom-shape draw:style-name="gr35" draw:text-style-name="P19" xml:id="id3" draw:id="id3" draw:layer="layout" svg:width="6.2cm" svg:height="1.4cm" svg:x="9.4cm" svg:y="18.6cm">
          <text:p text:style-name="P18"><text:span text:style-name="T39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1" xml:id="id4" draw:id="id4" draw:layer="layout" svg:width="3.097cm" svg:height="1.703cm" svg:x="21.703cm" svg:y="15.297cm">
          <text:p text:style-name="P20"><text:span text:style-name="T40">конец </text:span></text:p>
          <text:p text:style-name="P20"><text:span text:style-name="T40">работы</text:span></text:p>
          <draw:enhanced-geometry svg:viewBox="0 0 21600 21600" draw:type="rectangle" draw:enhanced-path="M 0 0 L 21600 0 21600 21600 0 21600 0 0 Z N"/>
        </draw:custom-shape>
        <draw:custom-shape draw:style-name="gr37" draw:text-style-name="P18" xml:id="id7" draw:id="id7" draw:layer="layout" svg:width="10.497cm" svg:height="2.4cm" svg:x="8.303cm" svg:y="12.8cm">
          <text:p text:style-name="P18"><text:span text:style-name="T11">вычисляем вес a</text:span></text:p>
          <text:p text:style-name="P18"><text:span text:style-name="T11">классификатора b(x)</text:span></text:p>
          <text:p text:style-name="P18"><text:span text:style-name="T11">добавляем его в композицию</text:span></text:p>
          <draw:enhanced-geometry svg:viewBox="0 0 21600 21600" draw:type="rectangle" draw:enhanced-path="M 0 0 L 21600 0 21600 21600 0 21600 0 0 Z N"/>
        </draw:custom-shape>
        <draw:connector draw:style-name="gr38" draw:text-style-name="P13" draw:layer="layout" svg:x1="7.6cm" svg:y1="4.7cm" svg:x2="13.646cm" svg:y2="5.4cm" draw:start-shape="id1" draw:start-glue-point="1" draw:end-shape="id2" draw:end-glue-point="0" svg:d="M7600 4700h6046v700" svg:viewBox="0 0 6047 701">
          <text:p/>
        </draw:connector>
        <draw:connector draw:style-name="gr38" draw:text-style-name="P13" draw:layer="layout" svg:x1="15.6cm" svg:y1="19.3cm" svg:x2="21.703cm" svg:y2="16.148cm" draw:start-shape="id3" draw:start-glue-point="7" draw:end-shape="id4" draw:end-glue-point="3" svg:d="M15600 19300h3052v-3152h3051" svg:viewBox="0 0 6104 3153">
          <text:p/>
        </draw:connector>
        <draw:frame presentation:style-name="pr4" draw:text-style-name="P6" draw:layer="layout" svg:width="24.6cm" svg:height="1.343cm" svg:x="0.6cm" svg:y="2.0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custom-shape draw:style-name="gr39" draw:text-style-name="P18" xml:id="id8" draw:id="id8" draw:layer="layout" svg:width="8.297cm" svg:height="1cm" svg:x="9cm" svg:y="16.4cm">
          <text:p text:style-name="P18"><text:span text:style-name="T11">вычисляем потерю </text:span><text:span text:style-name="T41">Q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xml:id="id5" draw:id="id5" draw:layer="layout" svg:width="8.697cm" svg:height="1.2cm" svg:x="9.303cm" svg:y="8cm">
          <text:p text:style-name="P18"><text:span text:style-name="T11">считаем ошибки N(b,w)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xml:id="id6" draw:id="id6" draw:layer="layout" svg:width="5.488cm" svg:height="1.4cm" svg:x="9.4cm" svg:y="10.4cm">
          <text:p text:style-name="P18"><text:span text:style-name="T39">N&gt;0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18" xml:id="id9" draw:id="id9" draw:layer="layout" svg:width="6.503cm" svg:height="2cm" svg:x="1.297cm" svg:y="9.4cm">
          <text:p text:style-name="P18"><text:span text:style-name="T11">корректируем</text:span></text:p>
          <text:p text:style-name="P18"><text:span text:style-name="T11">веса примеров w</text:span>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13.646cm" svg:y1="7.2cm" svg:x2="13.651cm" svg:y2="8cm" draw:start-shape="id2" draw:start-glue-point="2" draw:end-shape="id5" draw:end-glue-point="0" svg:d="M13646 7200v400h5v400" svg:viewBox="0 0 6 801">
          <text:p/>
        </draw:connector>
        <draw:connector draw:style-name="gr43" draw:text-style-name="P13" draw:layer="layout" svg:x1="13.651cm" svg:y1="9.2cm" svg:x2="12.144cm" svg:y2="10.4cm" draw:start-shape="id5" draw:start-glue-point="2" draw:end-shape="id6" draw:end-glue-point="4" svg:d="M13651 9200v600h-1507v600" svg:viewBox="0 0 1508 1201">
          <text:p/>
        </draw:connector>
        <draw:connector draw:style-name="gr43" draw:text-style-name="P13" draw:layer="layout" svg:x1="12.144cm" svg:y1="11.8cm" svg:x2="13.551cm" svg:y2="12.8cm" draw:start-shape="id6" draw:start-glue-point="6" draw:end-shape="id7" draw:end-glue-point="0" svg:d="M12144 11800v500h1407v500" svg:viewBox="0 0 1408 1001">
          <text:p/>
        </draw:connector>
        <draw:connector draw:style-name="gr43" draw:text-style-name="P13" draw:layer="layout" svg:x1="13.551cm" svg:y1="15.2cm" svg:x2="13.148cm" svg:y2="16.4cm" draw:start-shape="id7" draw:start-glue-point="2" draw:end-shape="id8" draw:end-glue-point="0" svg:d="M13551 15200v600h-403v600" svg:viewBox="0 0 404 1201">
          <text:p/>
        </draw:connector>
        <draw:connector draw:style-name="gr43" draw:text-style-name="P13" draw:layer="layout" svg:x1="13.148cm" svg:y1="17.4cm" svg:x2="12.5cm" svg:y2="18.6cm" draw:start-shape="id8" draw:start-glue-point="2" draw:end-shape="id3" draw:end-glue-point="4" svg:d="M13148 17400v600h-648v600" svg:viewBox="0 0 649 1201">
          <text:p/>
        </draw:connector>
        <draw:connector draw:style-name="gr43" draw:text-style-name="P13" draw:layer="layout" svg:x1="9.4cm" svg:y1="19.3cm" svg:x2="4.548cm" svg:y2="11.4cm" draw:start-shape="id3" draw:start-glue-point="5" draw:end-shape="id9" draw:end-glue-point="2" svg:d="M9400 19300h-4852v-7900" svg:viewBox="0 0 4853 7901">
          <text:p/>
        </draw:connector>
        <draw:connector draw:style-name="gr43" draw:text-style-name="P13" draw:layer="layout" svg:x1="4.548cm" svg:y1="9.4cm" svg:x2="8.4cm" svg:y2="6.3cm" draw:start-shape="id9" draw:start-glue-point="0" draw:end-shape="id2" draw:end-glue-point="3" svg:d="M4548 9400v-3100h3852" svg:viewBox="0 0 3853 3101">
          <text:p/>
        </draw:connector>
        <draw:connector draw:style-name="gr43" draw:text-style-name="P13" draw:layer="layout" svg:x1="14.888cm" svg:y1="11.1cm" svg:x2="23.251cm" svg:y2="15.297cm" draw:start-shape="id6" draw:start-glue-point="7" draw:end-shape="id4" draw:end-glue-point="0" svg:d="M14888 11100h8363v4197" svg:viewBox="0 0 8364 4198">
          <text:p/>
        </draw:connector>
        <draw:frame draw:style-name="gr44" draw:text-style-name="P8" draw:layer="layout" svg:width="5.4cm" svg:height="1.237cm" svg:x="20.6cm" svg:y="5.763cm">
          <draw:text-box>
            <text:p><text:span text:style-name="T29">AdaBoos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45" draw:text-style-name="P8" draw:layer="layout" svg:width="20.2cm" svg:height="4.4cm" svg:x="1.2cm" svg:y="4.2cm">
          <draw:text-box>
            <text:p><text:span text:style-name="T41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46" draw:text-style-name="P8" draw:layer="layout" svg:width="20.2cm" svg:height="11.306cm" svg:x="1.2cm" svg:y="4.2cm">
          <draw:text-box>
            <text:p><text:span text:style-name="T41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  <text:p/>
            <text:p/>
            <text:p/>
            <text:p/>
            <text:p>AdaBoost строит длинные композиции из простых классификаторов</text:p>
            <text:p/>
            <text:p/>
            <text:p>для коротких композиции из сложных классификаторов (SVM) <text:s/>результаты AdaBoost хуже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47" draw:text-style-name="P9" draw:layer="layout" svg:width="20.2cm" svg:height="12.095cm" svg:x="1.4cm" svg:y="4.305cm">
          <draw:text-box>
            <text:p><text:span text:style-name="T29">другие методы построения композиций</text:span></text:p>
            <text:p><text:span text:style-name="T42"/></text:p>
            <text:p><text:span text:style-name="T42">bagging</text:span></text:p>
            <text:p><text:span text:style-name="T43">обучение по случайным подвыборкам набора примеров,</text:span></text:p>
            <text:p><text:span text:style-name="T43">подвыборки могут пересекаться,</text:span></text:p>
            <text:p><text:span text:style-name="T44">применяем на больших наборах</text:span></text:p>
            <text:p><text:span text:style-name="T45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47" draw:text-style-name="P8" draw:layer="layout" svg:width="20.2cm" svg:height="12.095cm" svg:x="1.4cm" svg:y="4.305cm">
          <draw:text-box>
            <text:p><text:span text:style-name="T29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6">применяем на больших наборах</text:span></text:p>
            <text:p/>
            <text:p><text:span text:style-name="T47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6">применяем если много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47" draw:text-style-name="P8" draw:layer="layout" svg:width="20.2cm" svg:height="12.095cm" svg:x="1.4cm" svg:y="4.305cm">
          <draw:text-box>
            <text:p><text:span text:style-name="T29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6">применяем на больших наборах</text:span></text:p>
            <text:p/>
            <text:p><text:span text:style-name="T47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6">применяем если много признаков</text:span></text:p>
            <text:p><text:span text:style-name="T46"/></text:p>
            <text:p><text:span text:style-name="T46"/></text:p>
            <text:p><text:span text:style-name="T47">bagging и rsm можно комбинирова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48" draw:text-style-name="P8" draw:layer="layout" svg:width="25cm" svg:height="9.095cm" svg:x="1.2cm" svg:y="3.905cm">
          <draw:text-box>
            <text:p><text:span text:style-name="T48">схема построения композиции bagging/rsm</text:span></text:p>
            <text:p><text:span text:style-name="T48"/></text:p>
            <text:p><text:span text:style-name="T49">выделяем случайное подмножество примеров/признаков</text:span></text:p>
            <text:p><text:span text:style-name="T49"/></text:p>
            <text:p><text:span text:style-name="T49">обучаем классификатор</text:span></text:p>
            <text:p><text:span text:style-name="T49"/></text:p>
            <text:p><text:span text:style-name="T49">если результат классификатора хороший </text:span></text:p>
            <text:p><text:span text:style-name="T49">то добавляем в композицию</text:span></text:p>
            <text:p><text:span text:style-name="T49"/></text:p>
            <text:p><text:span text:style-name="T49">если ошибка композиции уменьшилась </text:span></text:p>
            <text:p><text:span text:style-name="T49">то повторяем </text:span></text:p>
            <text:p><text:span text:style-name="T49">иначе завершение работы</text:span></text:p>
          </draw:text-box>
        </draw:frame>
        <draw:frame draw:style-name="gr23" draw:text-style-name="P11" draw:layer="layout" svg:width="7.58cm" svg:height="2.525cm" svg:x="2.02cm" svg:y="1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9" draw:text-style-name="P12" draw:layer="layout" svg:width="16.99cm" svg:height="1.134cm" svg:x="4.21cm" svg:y="18cm">
          <draw:text-box>
            <text:p><text:span text:style-name="T15">b</text:span><text:span text:style-name="T20">t</text:span><text:span text:style-name="T15">(x)</text:span><text:span text:style-name="T11">: X </text:span><text:s/><text:span text:style-name="T10">→ {-1, 0, +1} <text:s/>классификатор с отказами</text:span></text:p>
          </draw:text-box>
        </draw:frame>
        <draw:frame draw:style-name="gr12" draw:text-style-name="P12" draw:layer="layout" svg:width="12.305cm" svg:height="0.989cm" svg:x="10.8cm" svg:y="14.811cm">
          <draw:text-box>
            <text:p><text:span text:style-name="T49">композиция - простое голос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50" draw:text-style-name="P8" draw:layer="layout" svg:width="25cm" svg:height="4.673cm" svg:x="1.2cm" svg:y="3.905cm">
          <draw:text-box>
            <text:p><text:span text:style-name="T48">медод RandomForest (случайный лес)</text:span></text:p>
            <text:p><text:span text:style-name="T49"/></text:p>
            <text:p><text:span text:style-name="T49">bagging <text:s/>над решающими деревьями без pruning (без оптимизации)</text:span></text:p>
            <text:p><text:span text:style-name="T49"/></text:p>
            <text:p><text:span text:style-name="T49">признак в каждой вершине выбираем из случайного подмножества размера k всех признаков учебного набора размера n</text:span></text:p>
          </draw:text-box>
        </draw:frame>
        <draw:frame draw:style-name="gr23" draw:text-style-name="P11" draw:layer="layout" svg:width="2.351cm" svg:height="0.955cm" svg:x="2.049cm" svg:y="10.04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1" draw:text-style-name="P22" draw:layer="layout" svg:width="13.6cm" svg:height="2.188cm" svg:x="2.6cm" svg:y="17.2cm">
          <draw:text-box>
            <text:p><text:span text:style-name="T49">т.е. проверяем количество ошибок </text:span></text:p>
            <text:p><text:span text:style-name="T49">на учебных наборах других деревьев</text:span></text:p>
          </draw:text-box>
        </draw:frame>
        <draw:frame draw:style-name="gr21" draw:text-style-name="P13" draw:layer="layout" svg:width="18.732cm" svg:height="2.433cm" svg:x="2.268cm" svg:y="13.967cm">
          <draw:image xlink:href="Pictures/10000001000002C40000005CDBF266D08FC2D54A.png" xlink:type="simple" xlink:show="embed" xlink:actuate="onLoad" draw:mime-type="image/png">
            <text:p/>
          </draw:image>
        </draw:frame>
        <draw:frame draw:style-name="gr52" draw:text-style-name="P22" draw:layer="layout" svg:width="25.2cm" svg:height="0.988cm" svg:x="1.4cm" svg:y="12.6cm">
          <draw:text-box>
            <text:p><text:span text:style-name="T49">подбираем количество деревьев T по критерию out-of-bag</text:span></text:p>
          </draw:text-box>
        </draw:frame>
        <draw:frame draw:style-name="gr12" draw:text-style-name="P23" draw:layer="layout" svg:width="9.849cm" svg:height="0.989cm" svg:x="4.8cm" svg:y="9.989cm">
          <draw:text-box>
            <text:p><text:span text:style-name="T49">для задач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5" draw:text-style-name="P6" draw:layer="layout" svg:width="24.199cm" svg:height="1.763cm" svg:x="0.801cm" svg:y="1.637cm" presentation:class="title" presentation:user-transformed="true">
          <draw:text-box>
            <text:p><text:span text:style-name="T9">композиции классификаторов: литература</text:span></text:p>
          </draw:text-box>
        </draw:frame>
        <draw:frame draw:style-name="gr53" draw:text-style-name="P24" draw:layer="layout" svg:width="24.2cm" svg:height="9.2cm" svg:x="1cm" svg:y="4.6cm">
          <draw:text-box>
            <text:p><text:span text:style-name="T50">git clone </text:span><text:span text:style-name="T51">https://github.com/mechanoid5/ml_lectorium.git</text:span></text:p>
            <text:p><text:span text:style-name="T50"/></text:p>
            <text:p><text:span text:style-name="T50">К.В. Воронцов </text:span><text:span text:style-name="T52">Композиция классификаторов</text:span><text:span text:style-name="T50">. - курс "Машинное обучение" ШАД Яндекс 2014</text:span></text:p>
            <text:list text:style-name="L2">
              <text:list-header>
                <text:p><text:span text:style-name="T50"/></text:p>
              </text:list-header>
            </text:list>
            <text:p><text:span text:style-name="T50">Е.С.Борисов <text:s text:c="3"/>Бустинг - композиции классификаторов</text:span></text:p>
            <text:p><text:span text:style-name="T53">http://mechanoid.su/ml-adaboost.html</text:span></text:p>
            <text:p><text:span text:style-name="T53"/></text:p>
            <text:p><text:span text:style-name="T53"/></text:p>
            <text:p><text:span text:style-name="T53">http://www.machinelearning.r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swiss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/>
    <style:font-face style:name="Roboto-Regular1" svg:font-family="Roboto-Regular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25T09:22:50.908931879</dc:date>
    <meta:editing-duration>P2DT2H29M56S</meta:editing-duration>
    <meta:editing-cycles>574</meta:editing-cycles>
    <meta:generator>LibreOffice/7.2.0.4$Linux_X86_64 LibreOffice_project/20$Build-4</meta:generator>
    <meta:document-statistic meta:object-count="258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

<file path=Object 10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t=1} csup {T} a_t cdot b_t(x_i) right)
right]</annotation>
  </semantics>
</math>
</file>

<file path=Object 12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13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4/content.xml><?xml version="1.0" encoding="utf-8"?>
<math xmlns="http://www.w3.org/1998/Math/MathML" display="block">
  <semantics>
    <mrow>
      <mrow>
        <msub>
          <mi>b</mi>
          <mi>T</mi>
        </msub>
        <mo stretchy="false">=</mo>
        <munder>
          <mi mathvariant="italic">argmax</mi>
          <mi>b</mi>
        </munder>
      </mrow>
      <mrow>
        <msqrt>
          <mrow>
            <mi>P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  <mo stretchy="false">−</mo>
        <msqrt>
          <mrow>
            <mi>N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</mrow>
    </mrow>
    <annotation encoding="StarMath 5.0">b_T = argmax csub {b} sqrt{P(b,W)} - sqrt{N(b,W)} 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6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7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18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t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t=1} csup {T} b_t(x)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T</mi>
              </munderover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b_t(x) 
right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t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t=1} csup {T} b_t(x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t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t=1} csup {T} a_t cdot b_t(x) ; a_t in setR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underover>
            <mo stretchy="false">∑</mo>
            <mrow>
              <mi>t</mi>
              <mo stretchy="false">=</mo>
              <mn>1</mn>
            </mrow>
            <mi>T</mi>
          </munderover>
          <msub>
            <mi>g</mi>
            <mi>t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b</mi>
          <mi>t</mi>
        </msub>
      </mrow>
      <mrow>
        <mo fence="true" stretchy="false">(</mo>
        <mrow>
          <mi>x</mi>
        </mrow>
        <mo fence="true" stretchy="false">)</mo>
      </mrow>
      <mi>;</mi>
      <msub>
        <mi>g</mi>
        <mi>t</mi>
      </msub>
      <mi mathvariant="normal">:</mi>
      <mrow>
        <mi>X</mi>
        <mo stretchy="false">→</mo>
        <mi mathvariant="normal">ℝ</mi>
      </mrow>
    </mrow>
    <annotation encoding="StarMath 5.0">F left(b_1(x),...b_T(x)  right) = sum csub {t=1} csup {T} g_t(x) cdot b_t(x) ; g_t: X toward setR</annotation>
  </semantics>
</math>
</file>

<file path=Object 2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30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31/content.xml><?xml version="1.0" encoding="utf-8"?>
<math xmlns="http://www.w3.org/1998/Math/MathML" display="block">
  <semantics>
    <mrow>
      <mi>k</mi>
      <mo stretchy="false">=</mo>
      <msqrt>
        <mi>n</mi>
      </msqrt>
    </mrow>
    <annotation encoding="StarMath 5.0">k = sqrt{n}</annotation>
  </semantics>
</math>
</file>

<file path=Object 32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3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37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38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39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4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4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4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} left[ left(   
y_i cdot sum csub {t=1} csup {T} a_t cdot b_t(x_i) right) &lt; 0
right]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

<file path=Object 7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} left[ left(   
y_i cdot sum csub {t=1} csup {T} a_t cdot b_t(x_i) right) &lt; 0
right]</annotation>
  </semantics>
</math>
</file>

<file path=Object 8/content.xml><?xml version="1.0" encoding="utf-8"?>
<math xmlns="http://www.w3.org/1998/Math/MathML" display="block">
  <semantics>
    <mrow>
      <msub>
        <mi>Q</mi>
        <mi>T</mi>
      </msub>
      <mo stretchy="false">≤</mo>
      <msub>
        <mover accent="true">
          <mi>Q</mi>
          <mo stretchy="false">~</mo>
        </mover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&lt;= {tilde Q}_T = sum csub{i}
left[ exp left(
-y_i cdot sum csub {t=1} csup {T} a_t cdot b_t(x_i) right)
right]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